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two-turn-atk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double-para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remove-opp-para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random-move-known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cale-stock</text:p>
          </table:table-cell>
          <table:table-cell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reset-slf-stock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o-available-mov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take-quarter-ma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take-quarter-ma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6T10:37:32.747981877</dc:date>
    <meta:editing-duration>P1DT3H11M54S</meta:editing-duration>
    <meta:editing-cycles>37</meta:editing-cycles>
    <meta:generator>LibreOffice/7.3.7.2$Linux_X86_64 LibreOffice_project/30$Build-2</meta:generator>
    <meta:document-statistic meta:table-count="1" meta:cell-count="179" meta:object-count="0"/>
  </office:meta>
</office:document-meta>
</file>